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0CCB036499409A13F94.png" manifest:media-type="image/png"/>
  <manifest:file-entry manifest:full-path="Pictures/10000000000003B6000001D2D70295AB2C466F94.png" manifest:media-type="image/png"/>
  <manifest:file-entry manifest:full-path="Pictures/10000000000003BF000003C16B4C8308D4451A5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officeooo:rsid="0001f65a" officeooo:paragraph-rsid="0001f65a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1f6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Práctica 12 </text:span>- Opciones del tema</text:p>
      <text:p text:style-name="P2">Alejandro Priego Izquierdo – 2º DAW A</text:p>
      <text:p text:style-name="P1"><draw:frame draw:style-name="fr2" draw:name="Image1" text:anchor-type="char" svg:x="0in" svg:y="-0.0484in" svg:width="6.9252in" svg:height="6.939in" draw:z-index="0"><draw:image xlink:href="Pictures/10000000000003BF000003C16B4C8308D4451A5F.png" xlink:type="simple" xlink:show="embed" xlink:actuate="onLoad" draw:mime-type="image/png"/></draw:frame><draw:frame draw:style-name="fr2" draw:name="Image2" text:anchor-type="char" svg:x="0in" svg:y="6.3665in" svg:width="6.9252in" svg:height="3.3965in" draw:z-index="1"><draw:image xlink:href="Pictures/10000000000003B6000001D2D70295AB2C466F94.png" xlink:type="simple" xlink:show="embed" xlink:actuate="onLoad" draw:mime-type="image/png"/></draw:frame></text:p>
      <text:p text:style-name="Standard"><draw:frame draw:style-name="fr1" draw:name="Image3" text:anchor-type="char" svg:width="6.9252in" svg:height="1.5236in" draw:z-index="2"><draw:image xlink:href="Pictures/100000000000039F000000CCB036499409A13F9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5:08.226872375</meta:creation-date>
    <dc:date>2024-02-29T13:45:31.476901665</dc:date>
    <meta:editing-duration>PT10M21S</meta:editing-duration>
    <meta:editing-cycles>4</meta:editing-cycles>
    <meta:generator>LibreOffice/7.4.7.2$Linux_X86_64 LibreOffice_project/40$Build-2</meta:generator>
    <meta:document-statistic meta:table-count="0" meta:image-count="3" meta:object-count="0" meta:page-count="3" meta:paragraph-count="2" meta:word-count="12" meta:character-count="68" meta:non-whitespace-character-count="57"/>
  </office:meta>
</office:document-meta>
</file>